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0.67cm"/>
    </style:style>
    <style:style style:name="Tableau1.C" style:family="table-column">
      <style:table-column-properties style:column-width="9.902cm"/>
    </style:style>
    <style:style style:name="Tableau1.D" style:family="table-column">
      <style:table-column-properties style:column-width="4.41cm"/>
    </style:style>
    <style:style style:name="Tableau1.E" style:family="table-column">
      <style:table-column-properties style:column-width="8.61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1c2" officeooo:paragraph-rsid="000431c2"/>
    </style:style>
    <style:style style:name="P2" style:family="paragraph" style:parent-style-name="Table_20_Heading">
      <style:text-properties fo:font-weight="bold" officeooo:rsid="0020620e" officeooo:paragraph-rsid="0020620e" style:font-weight-asian="bold" style:font-weight-complex="bold"/>
    </style:style>
    <style:style style:name="P3" style:family="paragraph" style:parent-style-name="Table_20_Contents">
      <style:text-properties officeooo:rsid="000431c2" officeooo:paragraph-rsid="000431c2"/>
    </style:style>
    <style:style style:name="P4" style:family="paragraph" style:parent-style-name="Table_20_Contents">
      <style:text-properties officeooo:rsid="000431c2" officeooo:paragraph-rsid="0028105d"/>
    </style:style>
    <style:style style:name="P5" style:family="paragraph" style:parent-style-name="Table_20_Contents">
      <style:text-properties fo:font-weight="bold" officeooo:rsid="0028105d" officeooo:paragraph-rsid="0028105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T1" style:family="text">
      <style:text-properties officeooo:rsid="0028105d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00a933" draw:textarea-horizontal-align="justify" draw:textarea-vertical-align="middle" draw:auto-grow-height="false" fo:min-height="0.34cm" fo:min-width="0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8000" draw:textarea-horizontal-align="justify" draw:textarea-vertical-align="middle" draw:auto-grow-height="false" fo:min-height="0.34cm" fo:min-width="0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665603480672">
          <table:table-cell table:style-name="Tableau1.A1" office:value-type="string">
            <text:p text:style-name="Table_20_Heading">Séance</text:p>
          </table:table-cell>
          <table:table-cell table:style-name="Tableau1.A1" office:value-type="string">
            <text:p text:style-name="Table_20_Heading"/>
          </table:table-cell>
          <table:table-cell table:style-name="Tableau1.A1" office:value-type="string">
            <text:p text:style-name="P2">Objet/<text:span text:style-name="T1">Suivi à apporter</text:span></text:p>
          </table:table-cell>
          <table:table-cell table:style-name="Tableau1.A1" office:value-type="string">
            <text:p text:style-name="Table_20_Heading">Par</text:p>
          </table:table-cell>
          <table:table-cell table:style-name="Tableau1.E1" office:value-type="string">
            <text:p text:style-name="Table_20_Heading">Suivi apporté</text:p>
          </table:table-cell>
        </table:table-row>
        <table:table-row table:style-name="TableLine94665603921152">
          <table:table-cell table:style-name="Tableau1.A2" office:value-type="string">
            <text:p text:style-name="Table_20_Contents"><draw:custom-shape text:anchor-type="char" draw:z-index="0" draw:name="Forme1" draw:style-name="gr2" draw:text-style-name="P9" svg:width="0.479cm" svg:height="0.479cm" svg:x="2.106cm" svg:y="0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office:annotation><dc:creator>Auteur inconnu</dc:creator><dc:date>2022-12-21T10:07:15.656785920</dc:date><text:p text:style-name="P6">do row for item in view.get_all_items_dghv(brains)</text:p><text:p text:style-name="P6">with labels=utils.get_labels(item.real_context)</text:p></office:annotation><text:text-input text:description="">item.real_context.getMeeting().date.strftime('%d/%m/%y') if item.real_context.hasMeeting() else "-"</text:text-input></text:p>
          </table:table-cell>
          <table:table-cell table:style-name="Tableau1.A2" office:value-type="string">
            <text:p text:style-name="Table_20_Contents"><text:s/><office:annotation><dc:creator>Auteur inconnu</dc:creator><dc:date>2022-12-21T10:33:15.882793511</dc:date><text:p text:style-name="P7">do text if 'needed-follow-up' in labels</text:p></office:annotation></text:p>
            <text:p text:style-name="Table_20_Contents"><text:s/><draw:custom-shape text:anchor-type="char" draw:z-index="1" draw:name="Forme1_0" draw:style-name="gr1" draw:text-style-name="P8" svg:width="0.479cm" svg:height="0.479cm" svg:x="-0.012cm" svg:y="0.0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office:annotation><dc:creator>Auteur inconnu</dc:creator><dc:date>2022-12-21T10:34:05.779173257</dc:date><text:p text:style-name="P7">do text if 'provided-follow-up' in labels</text:p></office:annotation></text:p>
          </table:table-cell>
          <table:table-cell table:style-name="Tableau1.A2" office:value-type="string">
            <text:p text:style-name="P1"><office:annotation><dc:creator>Unknown Author</dc:creator><dc:date>2023-04-06T09:19:47.187283136</dc:date><text:p>do text</text:p><text:p>from xhtml(item.real_context.getPrettyLink())</text:p></office:annotation></text:p>
            <text:p text:style-name="P5">Suivi à apporter :</text:p>
            <text:p text:style-name="P4"><office:annotation><dc:creator>Auteur inconnu</dc:creator><dc:date>2022-12-21T10:09:25.929440558</dc:date><text:p text:style-name="P6">do text</text:p><text:p text:style-name="P6">from xhtml(item.printXhtml(item.real_context, item.real_context.getNeededFollowUp()))</text:p></office:annotation>Suivi à apporter</text:p>
          </table:table-cell>
          <table:table-cell table:style-name="Tableau1.A2" office:value-type="string">
            <text:p text:style-name="Table_20_Contents"><text:text-input text:description="">item.display('proposingGroup')</text:text-input></text:p>
          </table:table-cell>
          <table:table-cell table:style-name="Tableau1.E2" office:value-type="string">
            <text:p text:style-name="P1"><office:annotation><dc:creator>Auteur inconnu</dc:creator><dc:date>2022-12-21T10:09:34.696820009</dc:date><text:p text:style-name="P6">do text</text:p><text:p text:style-name="P6">from xhtml(item.printXhtml(item.real_context, item.real_context.getProvidedFollowUp()))</text:p></office:annotation>Suivi apport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>
        <style:tab-stops/>
      </style:paragraph-properties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09:56:49.889910528</meta:creation-date>
    <dc:date>2025-10-09T15:24:05.382133657</dc:date>
    <meta:editing-duration>PT1H37M20S</meta:editing-duration>
    <meta:editing-cycles>29</meta:editing-cycles>
    <meta:generator>LibreOffice/6.4.7.2$Linux_X86_64 LibreOffice_project/40$Build-2</meta:generator>
    <dc:creator>Gauthier Bastien</dc:creator>
    <meta:document-statistic meta:table-count="1" meta:image-count="0" meta:object-count="0" meta:page-count="1" meta:paragraph-count="12" meta:word-count="26" meta:character-count="226" meta:non-whitespace-character-count="211"/>
  </office:meta>
</office:document-meta>
</file>